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224ab" officeooo:paragraph-rsid="000224ab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8pt" style:text-underline-style="none" fo:font-weight="normal" officeooo:rsid="000224ab" officeooo:paragraph-rsid="000224ab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224ab" officeooo:paragraph-rsid="000225c7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225c7" officeooo:paragraph-rsid="000225c7" style:font-size-asian="18pt" style:font-weight-asian="normal" style:font-size-complex="18pt" style:font-weight-complex="normal"/>
    </style:style>
    <style:style style:name="T1" style:family="text">
      <style:text-properties officeooo:rsid="00022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Página Web</text:p>
      <text:p text:style-name="P1"/>
      <text:p text:style-name="P2">He decidido hacer éste proyecto de Miryam Rubio, diseñadora de interiores.</text:p>
      <text:p text:style-name="P3">Es una web sencilla y creo que bastante intuitiv<text:span text:style-name="T1">a.</text:span></text:p>
      <text:p text:style-name="P3">Desde la página principal, puedes pinchar a los diferentes enlaces que hay y te llevarán a sus distintas clases de trabajo que tiene. </text:p>
      <text:p text:style-name="P3"/>
      <text:p text:style-name="P2">En el primer enlace Home, te lleva a una breve presentación de ella, para que la conozcas, sepas quien es y cuál su intención en su trabajo.</text:p>
      <text:p text:style-name="P2"/>
      <text:p text:style-name="P2">En la siguiente, Interiores, te lleva a algunos de sus trabajos.</text:p>
      <text:p text:style-name="P2"/>
      <text:p text:style-name="P3">En en enlace a arte, te lleva a distintas paginas que ha hecho...pinturas, retratos, paisajes, etc. </text:p>
      <text:p text:style-name="P3">En todas ellas te permite volver hacia atrás o volver a la página principal.</text:p>
      <text:p text:style-name="P2">En moda, exactamente igual, te enseña uno de los trajes que ha diseñado para las <text:span text:style-name="T1">damas de San Jorge, </text:span>cristianas <text:span text:style-name="T1">de las fiestas de Caravaca.</text:span></text:p>
      <text:p text:style-name="P4">Por último, su contacto...en el que puedes solicitar información, si quieres requerir de su trabajo.</text:p>
      <text:p text:style-name="P4"/>
      <text:p text:style-name="P4">Esto es todo, no se si debo cambiar algo, si está así bien, o es muy sencilla y debo poner algo más…?? </text:p>
      <text:p text:style-name="P4">Ya me dices si debo modificarl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1:21:53.722000000</meta:creation-date>
    <dc:date>2021-11-16T11:38:59.986000000</dc:date>
    <meta:editing-duration>PT6M56S</meta:editing-duration>
    <meta:editing-cycles>1</meta:editing-cycles>
    <meta:document-statistic meta:table-count="0" meta:image-count="0" meta:object-count="0" meta:page-count="1" meta:paragraph-count="12" meta:word-count="182" meta:character-count="1032" meta:non-whitespace-character-count="858"/>
    <meta:generator>LibreOffice/7.0.3.1$Windows_X86_64 LibreOffice_project/d7547858d014d4cf69878db179d326fc3483e082</meta:generator>
  </office:meta>
</office:document-meta>
</file>